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style:font-name="Segoe UI Emoji" style:font-name-complex="Segoe UI Emoji"/>
    </style:style>
    <style:style style:name="T4" style:parent-style-name="DefaultParagraphFont" style:family="text">
      <style:text-properties style:font-name="Segoe UI Emoji" style:font-name-complex="Segoe UI Emoji"/>
    </style:style>
    <style:style style:name="T5" style:parent-style-name="DefaultParagraphFont" style:family="text">
      <style:text-properties style:font-name="Segoe UI Emoji" style:font-name-complex="Segoe UI Emoji"/>
    </style:style>
    <style:style style:name="T6" style:parent-style-name="DefaultParagraphFont" style:family="text">
      <style:text-properties style:font-name="Segoe UI Emoji" style:font-name-complex="Segoe UI Emoji"/>
    </style:style>
    <style:style style:name="T7" style:parent-style-name="DefaultParagraphFont" style:family="text">
      <style:text-properties style:font-name="Segoe UI Emoji" style:font-name-complex="Segoe UI Emoji"/>
    </style:style>
    <style:style style:name="T8" style:parent-style-name="DefaultParagraphFont" style:family="text">
      <style:text-properties style:font-name="Segoe UI Emoji" style:font-name-complex="Segoe UI Emoji"/>
    </style:style>
    <style:style style:name="T9" style:parent-style-name="DefaultParagraphFont" style:family="text">
      <style:text-properties style:font-name="Segoe UI Emoji" style:font-name-complex="Segoe UI Emoji"/>
    </style:style>
    <style:style style:name="P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/>
    </style:style>
    <style:style style:name="P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2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2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/>
    </style:style>
    <style:style style:name="P28" style:parent-style-name="Normal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3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3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3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en" style:country-asian="IN" style:language-complex="bn" style:country-complex="IN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4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4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55" style:parent-style-name="DefaultParagraphFont" style:family="text">
      <style:text-properties style:font-name="Segoe UI Emoji" style:font-name-asian="Times New Roman" style:font-name-complex="Segoe UI Emoji" fo:font-size="10pt" style:font-size-asian="10pt" style:font-size-complex="10pt" style:language-asian="en" style:country-asian="IN" style:language-complex="bn" style:country-complex="IN"/>
    </style:style>
    <style:style style:name="T5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71" style:parent-style-name="DefaultParagraphFont" style:family="text">
      <style:text-properties style:font-name="Segoe UI Emoji" style:font-name-asian="Times New Roman" style:font-name-complex="Segoe UI Emoji" fo:font-size="10pt" style:font-size-asian="10pt" style:font-size-complex="10pt" style:language-asian="en" style:country-asian="IN" style:language-complex="bn" style:country-complex="IN"/>
    </style:style>
    <style:style style:name="T7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78" style:parent-style-name="DefaultParagraphFont" style:family="text">
      <style:text-properties style:font-name="Segoe UI Emoji" style:font-name-asian="Times New Roman" style:font-name-complex="Segoe UI Emoji" fo:font-size="10pt" style:font-size-asian="10pt" style:font-size-complex="10pt" style:language-asian="en" style:country-asian="IN" style:language-complex="bn" style:country-complex="IN"/>
    </style:style>
    <style:style style:name="T7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84" style:parent-style-name="DefaultParagraphFont" style:family="text">
      <style:text-properties style:font-name="Segoe UI Emoji" style:font-name-asian="Times New Roman" style:font-name-complex="Segoe UI Emoji" fo:font-size="10pt" style:font-size-asian="10pt" style:font-size-complex="10pt" style:language-asian="en" style:country-asian="IN" style:language-complex="bn" style:country-complex="IN"/>
    </style:style>
    <style:style style:name="T8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98" style:parent-style-name="DefaultParagraphFont" style:family="text">
      <style:text-properties style:font-name="Segoe UI Emoji" style:font-name-asian="Times New Roman" style:font-name-complex="Segoe UI Emoji" fo:font-size="10pt" style:font-size-asian="10pt" style:font-size-complex="10pt" style:language-asian="en" style:country-asian="IN" style:language-complex="bn" style:country-complex="IN"/>
    </style:style>
    <style:style style:name="T9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117" style:parent-style-name="DefaultParagraphFont" style:family="text">
      <style:text-properties style:font-name="Segoe UI Emoji" style:font-name-asian="Times New Roman" style:font-name-complex="Segoe UI Emoji" fo:font-size="10pt" style:font-size-asian="10pt" style:font-size-complex="10pt" style:language-asian="en" style:country-asian="IN" style:language-complex="bn" style:country-complex="IN"/>
    </style:style>
    <style:style style:name="T11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142" style:parent-style-name="DefaultParagraphFont" style:family="text">
      <style:text-properties style:font-name="Segoe UI Emoji" style:font-name-asian="Times New Roman" style:font-name-complex="Segoe UI Emoji" fo:font-size="10pt" style:font-size-asian="10pt" style:font-size-complex="10pt" style:language-asian="en" style:country-asian="IN" style:language-complex="bn" style:country-complex="IN"/>
    </style:style>
    <style:style style:name="T14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66" style:parent-style-name="Normal" style:family="paragraph">
      <style:paragraph-properties fo:margin-bottom="0in" fo:line-height="100%"/>
    </style:style>
    <style:style style:name="T1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168" style:parent-style-name="Normal" style:family="paragraph">
      <style:paragraph-properties fo:margin-top="0.0694in" fo:margin-bottom="0.0694in" fo:line-height="100%"/>
    </style:style>
    <style:style style:name="T169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T1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P1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/>
    </style:style>
    <style:style style:name="P172" style:parent-style-name="Normal" style:family="paragraph">
      <style:paragraph-properties fo:margin-top="0.0694in" fo:margin-bottom="0.0694in" fo:line-height="100%"/>
    </style:style>
    <style:style style:name="T1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P174" style:parent-style-name="Normal" style:family="paragraph">
      <style:paragraph-properties fo:margin-top="0.0694in" fo:margin-bottom="0.0694in" fo:line-height="100%"/>
    </style:style>
    <style:style style:name="T1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1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177" style:parent-style-name="Normal" style:family="paragraph">
      <style:paragraph-properties fo:margin-top="0.0694in" fo:margin-bottom="0.0694in" fo:line-height="100%"/>
    </style:style>
    <style:style style:name="T1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17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1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18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/>
    </style:style>
    <style:style style:name="P1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1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/>
    </style:style>
    <style:style style:name="P1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1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8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/>
    </style:style>
    <style:style style:name="P189" style:parent-style-name="Normal" style:family="paragraph">
      <style:paragraph-properties fo:margin-top="0.0694in" fo:margin-bottom="0.0694in" fo:line-height="100%"/>
    </style:style>
    <style:style style:name="T1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19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1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1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1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/>
    </style:style>
    <style:style style:name="P1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1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P198" style:parent-style-name="Normal" style:family="paragraph">
      <style:paragraph-properties fo:margin-top="0.0694in" fo:margin-bottom="0.0694in" fo:line-height="100%"/>
    </style:style>
    <style:style style:name="T1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0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en" style:country-asian="IN" style:language-complex="bn" style:country-complex="IN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03" style:parent-style-name="Normal" style:family="paragraph">
      <style:paragraph-properties fo:margin-top="0.0694in" fo:margin-bottom="0.0694in" fo:line-height="100%"/>
    </style:style>
    <style:style style:name="T204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T2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P20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07" style:parent-style-name="Normal" style:family="paragraph">
      <style:paragraph-properties fo:margin-top="0.0694in" fo:margin-bottom="0.0694in" fo:line-height="100%"/>
    </style:style>
    <style:style style:name="T20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10" style:parent-style-name="Normal" style:family="paragraph">
      <style:paragraph-properties fo:margin-top="0.0694in" fo:margin-bottom="0.0694in" fo:line-height="100%"/>
    </style:style>
    <style:style style:name="T2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13" style:parent-style-name="Normal" style:family="paragraph">
      <style:paragraph-properties fo:margin-top="0.0694in" fo:margin-bottom="0.0694in" fo:line-height="100%"/>
    </style:style>
    <style:style style:name="T2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16" style:parent-style-name="Normal" style:family="paragraph">
      <style:paragraph-properties fo:margin-top="0.0694in" fo:margin-bottom="0.0694in" fo:line-height="100%"/>
    </style:style>
    <style:style style:name="T21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IN" style:language-complex="bn" style:country-complex="IN"/>
    </style:style>
    <style:style style:name="T2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1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2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21" style:parent-style-name="Normal" style:family="paragraph">
      <style:paragraph-properties fo:margin-top="0.0694in" fo:margin-bottom="0.0694in" fo:line-height="100%"/>
    </style:style>
    <style:style style:name="T2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24" style:parent-style-name="Normal" style:family="paragraph">
      <style:paragraph-properties fo:margin-top="0.0694in" fo:margin-bottom="0.0694in" fo:line-height="100%"/>
    </style:style>
    <style:style style:name="T2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2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2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2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2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31" style:parent-style-name="Normal" style:family="paragraph">
      <style:paragraph-properties fo:margin-top="0.0694in" fo:margin-bottom="0.0694in" fo:line-height="100%"/>
    </style:style>
    <style:style style:name="T232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T2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P234" style:parent-style-name="Normal" style:family="paragraph">
      <style:paragraph-properties fo:margin-top="0.0694in" fo:margin-bottom="0.0694in" fo:line-height="100%"/>
    </style:style>
    <style:style style:name="T235" style:parent-style-name="DefaultParagraphFont" style:family="text">
      <style:text-properties style:font-name="Segoe UI Emoji" style:font-name-asian="Times New Roman" style:font-name-complex="Segoe UI Emoji" fo:font-size="12pt" style:font-size-asian="12pt" style:font-size-complex="12pt" style:language-asian="en" style:country-asian="IN" style:language-complex="bn" style:country-complex="IN"/>
    </style:style>
    <style:style style:name="T2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39" style:parent-style-name="Normal" style:family="paragraph">
      <style:paragraph-properties fo:margin-top="0.0694in" fo:margin-bottom="0.0694in" fo:line-height="100%"/>
    </style:style>
    <style:style style:name="T240" style:parent-style-name="DefaultParagraphFont" style:family="text">
      <style:text-properties style:font-name="Segoe UI Emoji" style:font-name-asian="Times New Roman" style:font-name-complex="Segoe UI Emoji" fo:font-size="12pt" style:font-size-asian="12pt" style:font-size-complex="12pt" style:language-asian="en" style:country-asian="IN" style:language-complex="bn" style:country-complex="IN"/>
    </style:style>
    <style:style style:name="T2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44" style:parent-style-name="Normal" style:family="paragraph">
      <style:paragraph-properties fo:margin-top="0.0694in" fo:margin-bottom="0.0694in" fo:line-height="100%"/>
    </style:style>
    <style:style style:name="T245" style:parent-style-name="DefaultParagraphFont" style:family="text">
      <style:text-properties style:font-name="Segoe UI Emoji" style:font-name-asian="Times New Roman" style:font-name-complex="Segoe UI Emoji" fo:font-size="12pt" style:font-size-asian="12pt" style:font-size-complex="12pt" style:language-asian="en" style:country-asian="IN" style:language-complex="bn" style:country-complex="IN"/>
    </style:style>
    <style:style style:name="T2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49" style:parent-style-name="Normal" style:family="paragraph">
      <style:paragraph-properties fo:margin-top="0.0694in" fo:margin-bottom="0.0694in" fo:line-height="100%"/>
    </style:style>
    <style:style style:name="T250" style:parent-style-name="DefaultParagraphFont" style:family="text">
      <style:text-properties style:font-name="Segoe UI Emoji" style:font-name-asian="Times New Roman" style:font-name-complex="Segoe UI Emoji" fo:font-size="12pt" style:font-size-asian="12pt" style:font-size-complex="12pt" style:language-asian="en" style:country-asian="IN" style:language-complex="bn" style:country-complex="IN"/>
    </style:style>
    <style:style style:name="T2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54" style:parent-style-name="Normal" style:family="paragraph">
      <style:paragraph-properties fo:margin-top="0.0694in" fo:margin-bottom="0.0694in" fo:line-height="100%"/>
    </style:style>
    <style:style style:name="T255" style:parent-style-name="DefaultParagraphFont" style:family="text">
      <style:text-properties style:font-name="Segoe UI Emoji" style:font-name-asian="Times New Roman" style:font-name-complex="Segoe UI Emoji" fo:font-size="12pt" style:font-size-asian="12pt" style:font-size-complex="12pt" style:language-asian="en" style:country-asian="IN" style:language-complex="bn" style:country-complex="IN"/>
    </style:style>
    <style:style style:name="T2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59" style:parent-style-name="Normal" style:family="paragraph">
      <style:paragraph-properties fo:margin-bottom="0in" fo:line-height="100%"/>
    </style:style>
    <style:style style:name="T2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61" style:parent-style-name="Normal" style:family="paragraph">
      <style:paragraph-properties fo:margin-top="0.0694in" fo:margin-bottom="0.0694in" fo:line-height="100%"/>
    </style:style>
    <style:style style:name="T262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T2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P264" style:parent-style-name="Normal" style:family="paragraph">
      <style:paragraph-properties fo:margin-top="0.0694in" fo:margin-bottom="0.0694in" fo:line-height="100%"/>
    </style:style>
    <style:style style:name="T2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68" style:parent-style-name="Normal" style:family="paragraph">
      <style:paragraph-properties fo:margin-top="0.0694in" fo:margin-bottom="0.0694in" fo:line-height="100%"/>
    </style:style>
    <style:style style:name="T2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72" style:parent-style-name="Normal" style:family="paragraph">
      <style:paragraph-properties fo:margin-top="0.0694in" fo:margin-bottom="0.0694in" fo:line-height="100%"/>
    </style:style>
    <style:style style:name="T2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76" style:parent-style-name="Normal" style:family="paragraph">
      <style:paragraph-properties fo:margin-top="0.0694in" fo:margin-bottom="0.0694in" fo:line-height="100%"/>
    </style:style>
    <style:style style:name="T2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80" style:parent-style-name="Normal" style:family="paragraph">
      <style:paragraph-properties fo:margin-top="0.0694in" fo:margin-bottom="0.0694in" fo:line-height="100%"/>
    </style:style>
    <style:style style:name="T2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 style:language-complex="bn" style:country-complex="IN"/>
    </style:style>
    <style:style style:name="T2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84" style:parent-style-name="Normal" style:family="paragraph">
      <style:paragraph-properties fo:margin-bottom="0in" fo:line-height="100%"/>
    </style:style>
    <style:style style:name="T2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86" style:parent-style-name="Normal" style:family="paragraph">
      <style:paragraph-properties fo:margin-top="0.0694in" fo:margin-bottom="0.0694in" fo:line-height="100%"/>
    </style:style>
    <style:style style:name="T287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T2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P28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P290" style:parent-style-name="Normal" style:family="paragraph">
      <style:paragraph-properties fo:margin-top="0.0694in" fo:margin-bottom="0.0694in" fo:line-height="100%"/>
    </style:style>
    <style:style style:name="T291" style:parent-style-name="DefaultParagraphFont" style:family="text">
      <style:text-properties style:font-name="Segoe UI Emoji" style:font-name-asian="Times New Roman" style:font-name-complex="Segoe UI Emoji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T2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P293" style:parent-style-name="Normal" style:family="paragraph">
      <style:paragraph-properties fo:margin-top="0.0694in" fo:margin-bottom="0.0694in" fo:line-height="100%"/>
    </style:style>
    <style:style style:name="T2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name="T29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T2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# **VectorOps Assist<text:s/><text:span text:style-name="T2">🚀</text:span>**</text:p>
      <text:p text:style-name="Normal">### **Hybrid Automation for High-Velocity Support Teams**</text:p>
      <text:p text:style-name="Normal"/>
      <text:p text:style-name="Normal">![License](https://img.shields.io/badge/license-MIT-blue.svg)</text:p>
      <text:p text:style-name="Normal">![Status](https://img.shields.io/badge/status-Production%20Ready-green.svg)</text:p>
      <text:p text:style-name="Normal">![Powered By](https://img.shields.io/badge/AI-Gemini%202.0%20Flash-purple)</text:p>
      <text:p text:style-name="Normal"/>
      <text:p text:style-name="Normal">**VectorOps Assist** is a hybrid AI support framework built to help teams handle customer queries faster, cheaper, and more reliably.</text:p>
      <text:p text:style-name="Normal"/>
      <text:p text:style-name="Normal">Instead of relying only on rule-based chatbots or expensive LLMs, VectorOps combines the best of both: **deterministic rules for simple tasks** and **smart GenAI reasoning for complex cases**. It is designed for engineers who want full control, transparency, and production-ready behavior right out of the box.</text:p>
      <text:p text:style-name="Normal"/>
      <text:p text:style-name="Normal">---</text:p>
      <text:p text:style-name="Normal"/>
      <text:p text:style-name="Normal">##<text:s/><text:span text:style-name="T3">🔥</text:span><text:s/>The Problem</text:p>
      <text:p text:style-name="Normal"/>
      <text:p text:style-name="Normal">Most support workflows fall into two buckets:</text:p>
      <text:p text:style-name="Normal"/>
      <text:p text:style-name="Normal">###<text:s/><text:span text:style-name="T4">❌</text:span><text:s/>Rule-based chatbots</text:p>
      <text:p text:style-name="Normal">They are cheap and fast… until a customer asks something even slightly unexpected. Then they break immediately.</text:p>
      <text:p text:style-name="Normal"/>
      <text:p text:style-name="Normal">###<text:s/><text:span text:style-name="T5">❌</text:span><text:s/>Pure LLM agents</text:p>
      <text:p text:style-name="Normal">They are brilliant, but often:</text:p>
      <text:p text:style-name="Normal">- **Slow** (high latency)</text:p>
      <text:p text:style-name="Normal">- **Expensive** (high token costs)</text:p>
      <text:p text:style-name="Normal">- **Unpredictable** (hallucinations)</text:p>
      <text:p text:style-name="Normal">- **Unsafe** for critical tasks like refunds, billing, or order lookups</text:p>
      <text:p text:style-name="Normal"/>
      <text:soft-page-break/>
      <text:p text:style-name="Normal">Support teams end up choosing between **cost** and **intelligence**. VectorOps Assist removes that trade-off.</text:p>
      <text:p text:style-name="Normal"/>
      <text:p text:style-name="Normal">---</text:p>
      <text:p text:style-name="Normal"/>
      <text:p text:style-name="Normal">##<text:s/><text:span text:style-name="T6">🟢</text:span><text:s/>The Solution: Hybrid Intelligence</text:p>
      <text:p text:style-name="Normal"/>
      <text:p text:style-name="Normal">VectorOps Assist introduces a **two-tier architecture** that splits the work intelligently:</text:p>
      <text:p text:style-name="Normal"/>
      <text:p text:style-name="Normal">### **Tier 1 — Deterministic Rule Engine**</text:p>
      <text:p text:style-name="Normal">Handles the repetitive stuff instantly, costs nothing, and always does what it’s supposed to do.</text:p>
      <text:p text:style-name="Normal">* **Use Cases:** "I want to cancel", "Where’s my order?", "Basic billing issues".</text:p>
      <text:p text:style-name="Normal">* **Benefits:** Instant reply, zero cost.</text:p>
      <text:p text:style-name="Normal"/>
      <text:p text:style-name="Normal">### **Tier 2 — Generative AI Agent (Powered by Gemini 2.0 Flash)**</text:p>
      <text:p text:style-name="Normal">This is where the "smart" work happens. The LLM never makes up policies—all critical logic is executed through **Python tools**, keeping everything deterministic and safe.</text:p>
      <text:p text:style-name="Normal">* **Capabilities:** Multi-step reasoning, CRM lookups, refund eligibility, ticket creation.</text:p>
      <text:p text:style-name="Normal">* **Benefits:** Cuts LLM usage by **up to 90%** while improving reliability.</text:p>
      <text:p text:style-name="Normal"/>
      <text:p text:style-name="Normal">---</text:p>
      <text:p text:style-name="Normal"/>
      <text:p text:style-name="Normal">##<text:s/><text:span text:style-name="T7">🏗</text:span>️ System Architecture</text:p>
      <text:p text:style-name="Normal"/>
      <text:p text:style-name="Normal">### 1. Workbench UI (React)</text:p>
      <text:p text:style-name="Normal">A notebook-style interface allowing you to:</text:p>
      <text:p text:style-name="Normal">- Write Python logic</text:p>
      <text:p text:style-name="Normal">- Test the agent in real-time</text:p>
      <text:p text:style-name="Normal">- Inspect logs and observe tool calls</text:p>
      <text:p text:style-name="Normal">- Tweak rules or memory settings</text:p>
      <text:p text:style-name="Normal"/>
      <text:p text:style-name="Normal">### 2. Agent Core (Python Simulation)</text:p>
      <text:soft-page-break/>
      <text:p text:style-name="Normal">* **Tier 1 (Rule Engine):** Simple keyword/regex intent detection with template responses.</text:p>
      <text:p text:style-name="Normal">* **Tier 2 (VectorOps Agent):** ReAct loop, Memory manager (TTL + compaction), and MCP-style dynamic tool discovery.</text:p>
      <text:p text:style-name="Normal">* **Tools:** `get_order_status`, `check_refund`, `file_complaint_ticket`, `query_customer_db`.</text:p>
      <text:p text:style-name="Normal"/>
      <text:p text:style-name="Normal">### 3. Mock CompanySystem Backend</text:p>
      <text:p text:style-name="Normal">Simulates a real support infrastructure (DB, ticketing, refunds) to give the agent realistic data.</text:p>
      <text:p text:style-name="Normal"/>
      <text:p text:style-name="Normal">### 4. Deployment Pipeline</text:p>
      <text:p text:style-name="Normal">Auto-generates `server.py` (FastAPI) and `Dockerfile` for immediate deployment.</text:p>
      <text:p text:style-name="Normal"/>
      <text:p text:style-name="Normal">---</text:p>
      <text:p text:style-name="Normal"/>
      <text:p text:style-name="Normal">##<text:s/><text:span text:style-name="T8">🧱</text:span><text:s/>Architecture Diagram</text:p>
      <text:p text:style-name="Normal"/>
      <text:p text:style-name="Normal">```mermaid</text:p>
      <text:p text:style-name="Normal">graph TD</text:p>
      <text:p text:style-name="Normal"><text:s text:c="4"/>User[User Request] --&gt; Router{Routing Controller}</text:p>
      <text:p text:style-name="Normal"><text:s text:c="4"/></text:p>
      <text:p text:style-name="Normal"><text:s text:c="4"/>%% Tier 1 Path</text:p>
      <text:p text:style-name="Normal"><text:s text:c="4"/>Router -- Simple Intent --&gt; Tier1[Tier 1: Rule Engine]</text:p>
      <text:p text:style-name="Normal"><text:s text:c="4"/>Tier1 --&gt; InstantReply[Instant Reply]</text:p>
      <text:p text:style-name="Normal"><text:s text:c="4"/>InstantReply --&gt; Logs</text:p>
      <text:p text:style-name="Normal"><text:s text:c="4"/></text:p>
      <text:p text:style-name="Normal"><text:s text:c="4"/>%% Tier 2 Path</text:p>
      <text:p text:style-name="Normal"><text:s text:c="4"/>Router -- Complex Intent --&gt; Tier2[Tier 2: VectorOps Agent]</text:p>
      <text:p text:style-name="Normal"><text:s text:c="4"/>Tier2 --&gt; Memory[Memory Manager]</text:p>
      <text:p text:style-name="Normal"><text:s text:c="4"/>Memory --&gt; Gemini[Gemini 2.0 Flash]</text:p>
      <text:p text:style-name="Normal"><text:s text:c="4"/></text:p>
      <text:p text:style-name="Normal"><text:s text:c="4"/>Gemini -- Tool Request? --&gt; Check{Yes/No}</text:p>
      <text:p text:style-name="Normal"><text:s text:c="4"/>Check -- Yes --&gt; Tool[Execute Python Tool]</text:p>
      <text:soft-page-break/>
      <text:p text:style-name="Normal"><text:s text:c="4"/>Tool --&gt; Gemini</text:p>
      <text:p text:style-name="Normal"><text:s text:c="4"/>Check -- No --&gt; Final[Generate Response]</text:p>
      <text:p text:style-name="Normal"><text:s text:c="4"/></text:p>
      <text:p text:style-name="Normal"><text:s text:c="4"/>Final --&gt; Logs</text:p>
      <text:h text:style-name="Heading2" text:outline-level="2"><text:s text:c="4"/>Logs --&gt; Client<text:line-break/><text:line-break/><text:line-break/><text:span text:style-name="T9">🛠</text:span>️ Setup &amp; Installation</text:h>
      <text:h text:style-name="P10" text:outline-level="3">Prerequisites</text:h>
      <text:list text:style-name="LFO1" text:continue-numbering="true">
        <text:list-item>
          <text:p text:style-name="P11"><text:span text:style-name="T12">Node.js 18+</text:span></text:p>
        </text:list-item>
        <text:list-item>
          <text:p text:style-name="P13"><text:span text:style-name="T14">Gemini API Key</text:span><text:span text:style-name="T15"><text:s/>(Get one from Google AI Studio)</text:span></text:p>
        </text:list-item>
        <text:list-item>
          <text:p text:style-name="P16"><text:span text:style-name="T17">(Optional)<text:s/></text:span><text:span text:style-name="T18">Python 3.11</text:span><text:span text:style-name="T19"><text:s/>(only needed for local export testing)</text:span></text:p>
        </text:list-item>
      </text:list>
      <text:h text:style-name="P20" text:outline-level="3">1. Clone the Repository</text:h>
      <text:p text:style-name="P21">Bash</text:p>
      <text:p text:style-name="P22">git clone [https://github.com/iamkajalbiswas/VectorOps-Assist](https://github.com/iamkajalbiswas/VectorOps-Assist)</text:p>
      <text:p text:style-name="P23">cd VectorOps-Assist</text:p>
      <text:h text:style-name="P24" text:outline-level="3">2. Install Dependencies</text:h>
      <text:p text:style-name="P25">Bash</text:p>
      <text:p text:style-name="P26">npm install</text:p>
      <text:h text:style-name="P27" text:outline-level="3">3. Configure Environment</text:h>
      <text:p text:style-name="P28"><text:span text:style-name="T29">Create a<text:s/></text:span><text:span text:style-name="T30">.env</text:span><text:span text:style-name="T31"><text:s/>file in the root directory and add your API key:</text:span></text:p>
      <text:p text:style-name="P32">Bash</text:p>
      <text:p text:style-name="P33">API_KEY=your_gemini_api_key_here</text:p>
      <text:h text:style-name="P34" text:outline-level="3">4. Start the Workbench</text:h>
      <text:p text:style-name="P35">Bash</text:p>
      <text:p text:style-name="P36">npm start</text:p>
      <text:p text:style-name="P37"><text:span text:style-name="T38">Open your browser to:<text:s/></text:span><text:span text:style-name="T39">http://localhost:8080</text:span></text:p>
      <text:p text:style-name="P40"><text:span text:style-name="T41">Here is the complete, comprehensive<text:s/></text:span><text:span text:style-name="T42">README.md</text:span><text:span text:style-name="T43"><text:s/>file including the<text:s/></text:span><text:span text:style-name="T44">Setup</text:span><text:span text:style-name="T45">,<text:s/></text:span><text:span text:style-name="T46">Usage</text:span><text:span text:style-name="T47">,<text:s/></text:span><text:span text:style-name="T48">Architecture</text:span><text:span text:style-name="T49">, and<text:s/></text:span><text:span text:style-name="T50">Roadmap</text:span><text:span text:style-name="T51"><text:s/>sections, formatted cleanly for GitHub or any Markdown viewer.</text:span></text:p>
      <text:soft-page-break/>
      <text:p text:style-name="P52">Markdown</text:p>
      <text:p text:style-name="P53"><text:span text:style-name="T54"># **VectorOps Assist<text:s/></text:span><text:span text:style-name="T55">🚀</text:span><text:span text:style-name="T56">**</text:span></text:p>
      <text:p text:style-name="P57">### **Hybrid Automation for High-Velocity Support Teams**</text:p>
      <text:p text:style-name="P58"/>
      <text:p text:style-name="P59">![License](https://img.shields.io/badge/license-MIT-blue.svg)</text:p>
      <text:p text:style-name="P60">![Status](https://img.shields.io/badge/status-Production%20Ready-green.svg)</text:p>
      <text:p text:style-name="P61">![Powered By](https://img.shields.io/badge/AI-Gemini%202.0%20Flash-purple)</text:p>
      <text:p text:style-name="P62"/>
      <text:p text:style-name="P63">**VectorOps Assist** is a hybrid AI support framework built to help teams handle customer queries faster, cheaper, and more reliably.</text:p>
      <text:p text:style-name="P64"/>
      <text:p text:style-name="P65">Instead of relying only on rule-based chatbots or expensive LLMs, VectorOps combines the best of both: **deterministic rules for simple tasks** and **smart GenAI reasoning for complex cases**. It is designed for engineers who want full control, transparency, and production-ready behavior right out of the box.</text:p>
      <text:p text:style-name="P66"/>
      <text:p text:style-name="P67">---</text:p>
      <text:p text:style-name="P68"/>
      <text:p text:style-name="P69"><text:span text:style-name="T70">##<text:s/></text:span><text:span text:style-name="T71">🔥</text:span><text:span text:style-name="T72"><text:s/>The Problem</text:span></text:p>
      <text:p text:style-name="P73"/>
      <text:p text:style-name="P74">Most support workflows fall into two buckets:</text:p>
      <text:p text:style-name="P75"/>
      <text:p text:style-name="P76"><text:span text:style-name="T77">###<text:s/></text:span><text:span text:style-name="T78">❌</text:span><text:span text:style-name="T79"><text:s/>Rule-based chatbots</text:span></text:p>
      <text:p text:style-name="P80">They are cheap and fast… until a customer asks something even slightly unexpected. Then they break immediately.</text:p>
      <text:p text:style-name="P81"/>
      <text:p text:style-name="P82"><text:span text:style-name="T83">###<text:s/></text:span><text:span text:style-name="T84">❌</text:span><text:span text:style-name="T85"><text:s/>Pure LLM agents</text:span></text:p>
      <text:p text:style-name="P86">They are brilliant, but often:</text:p>
      <text:p text:style-name="P87">- **Slow** (high latency)</text:p>
      <text:p text:style-name="P88">- **Expensive** (high token costs)</text:p>
      <text:p text:style-name="P89">- **Unpredictable** (hallucinations)</text:p>
      <text:p text:style-name="P90">- **Unsafe** for critical tasks like refunds, billing, or order lookups</text:p>
      <text:p text:style-name="P91"/>
      <text:p text:style-name="P92">Support teams end up choosing between **cost** and **intelligence**. VectorOps Assist removes that trade-off.</text:p>
      <text:p text:style-name="P93"/>
      <text:p text:style-name="P94">---</text:p>
      <text:p text:style-name="P95"/>
      <text:p text:style-name="P96"><text:span text:style-name="T97">##<text:s/></text:span><text:span text:style-name="T98">🟢</text:span><text:span text:style-name="T99"><text:s/>The Solution: Hybrid Intelligence</text:span></text:p>
      <text:p text:style-name="P100"/>
      <text:p text:style-name="P101">VectorOps Assist introduces a **two-tier architecture** that splits the work intelligently:</text:p>
      <text:p text:style-name="P102"/>
      <text:p text:style-name="P103">### **Tier 1 — Deterministic Rule Engine**</text:p>
      <text:p text:style-name="P104">Handles the repetitive stuff instantly, costs nothing, and always does what it’s supposed to do.</text:p>
      <text:p text:style-name="P105">* **Use Cases:** "I want to cancel", "Where’s my order?", "Basic billing issues".</text:p>
      <text:p text:style-name="P106">* **Benefits:** Instant reply, zero cost.</text:p>
      <text:p text:style-name="P107"/>
      <text:p text:style-name="P108">### **Tier 2 — Generative AI Agent (Powered by Gemini 2.0 Flash)**</text:p>
      <text:p text:style-name="P109">This is where the "smart" work happens. The LLM never makes up policies—all critical logic is executed through **Python tools**, keeping everything deterministic and safe.</text:p>
      <text:p text:style-name="P110">* **Capabilities:** Multi-step reasoning, CRM lookups, refund eligibility, ticket creation.</text:p>
      <text:p text:style-name="P111">* **Benefits:** Cuts LLM usage by **up to 90%** while improving reliability.</text:p>
      <text:p text:style-name="P112"/>
      <text:soft-page-break/>
      <text:p text:style-name="P113">---</text:p>
      <text:p text:style-name="P114"/>
      <text:p text:style-name="P115"><text:span text:style-name="T116">##<text:s/></text:span><text:span text:style-name="T117">🏗</text:span><text:span text:style-name="T118">️ System Architecture</text:span></text:p>
      <text:p text:style-name="P119"/>
      <text:p text:style-name="P120">### 1. Workbench UI (React)</text:p>
      <text:p text:style-name="P121">A notebook-style interface allowing you to:</text:p>
      <text:p text:style-name="P122">- Write Python logic</text:p>
      <text:p text:style-name="P123">- Test the agent in real-time</text:p>
      <text:p text:style-name="P124">- Inspect logs and observe tool calls</text:p>
      <text:p text:style-name="P125">- Tweak rules or memory settings</text:p>
      <text:p text:style-name="P126"/>
      <text:p text:style-name="P127">### 2. Agent Core (Python Simulation)</text:p>
      <text:p text:style-name="P128">* **Tier 1 (Rule Engine):** Simple keyword/regex intent detection with template responses.</text:p>
      <text:p text:style-name="P129">* **Tier 2 (VectorOps Agent):** ReAct loop, Memory manager (TTL + compaction), and MCP-style dynamic tool discovery.</text:p>
      <text:p text:style-name="P130">* **Tools:** `get_order_status`, `check_refund`, `file_complaint_ticket`, `query_customer_db`.</text:p>
      <text:p text:style-name="P131"/>
      <text:p text:style-name="P132">### 3. Mock CompanySystem Backend</text:p>
      <text:p text:style-name="P133">Simulates a real support infrastructure (DB, ticketing, refunds) to give the agent realistic data.</text:p>
      <text:p text:style-name="P134"/>
      <text:p text:style-name="P135">### 4. Deployment Pipeline</text:p>
      <text:p text:style-name="P136">Auto-generates `server.py` (FastAPI) and `Dockerfile` for immediate deployment.</text:p>
      <text:p text:style-name="P137"/>
      <text:p text:style-name="P138">---</text:p>
      <text:p text:style-name="P139"/>
      <text:p text:style-name="P140"><text:span text:style-name="T141">##<text:s/></text:span><text:span text:style-name="T142">🧱</text:span><text:span text:style-name="T143"><text:s/>Architecture Diagram</text:span></text:p>
      <text:p text:style-name="P144"/>
      <text:p text:style-name="P145">```mermaid</text:p>
      <text:p text:style-name="P146">graph TD</text:p>
      <text:p text:style-name="P147"><text:s text:c="4"/>User[User Request] --&gt; Router{Routing Controller}</text:p>
      <text:p text:style-name="P148"><text:s text:c="4"/></text:p>
      <text:p text:style-name="P149"><text:s text:c="4"/>%% Tier 1 Path</text:p>
      <text:p text:style-name="P150"><text:s text:c="4"/>Router -- Simple Intent --&gt; Tier1[Tier 1: Rule Engine]</text:p>
      <text:p text:style-name="P151"><text:s text:c="4"/>Tier1 --&gt; InstantReply[Instant Reply]</text:p>
      <text:p text:style-name="P152"><text:s text:c="4"/>InstantReply --&gt; Logs</text:p>
      <text:p text:style-name="P153"><text:s text:c="4"/></text:p>
      <text:p text:style-name="P154"><text:s text:c="4"/>%% Tier 2 Path</text:p>
      <text:p text:style-name="P155"><text:s text:c="4"/>Router -- Complex Intent --&gt; Tier2[Tier 2: VectorOps Agent]</text:p>
      <text:p text:style-name="P156"><text:s text:c="4"/>Tier2 --&gt; Memory[Memory Manager]</text:p>
      <text:p text:style-name="P157"><text:s text:c="4"/>Memory --&gt; Gemini[Gemini 2.0 Flash]</text:p>
      <text:p text:style-name="P158"><text:s text:c="4"/></text:p>
      <text:p text:style-name="P159"><text:s text:c="4"/>Gemini -- Tool Request? --&gt; Check{Yes/No}</text:p>
      <text:p text:style-name="P160"><text:s text:c="4"/>Check -- Yes --&gt; Tool[Execute Python Tool]</text:p>
      <text:p text:style-name="P161"><text:s text:c="4"/>Tool --&gt; Gemini</text:p>
      <text:p text:style-name="P162"><text:s text:c="4"/>Check -- No --&gt; Final[Generate Response]</text:p>
      <text:p text:style-name="P163"><text:s text:c="4"/></text:p>
      <text:p text:style-name="P164"><text:s text:c="4"/>Final --&gt; Logs</text:p>
      <text:p text:style-name="P165"><text:s text:c="4"/>Logs --&gt; Client</text:p>
      <text:p text:style-name="P166"><text:span text:style-name="T167"><draw:custom-shape svg:x="0in" svg:y="0in" svg:width="0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168" text:outline-level="2"><text:span text:style-name="T169">🛠</text:span><text:span text:style-name="T170">️ Setup &amp; Installation</text:span></text:h>
      <text:h text:style-name="P171" text:outline-level="3">Prerequisites</text:h>
      <text:soft-page-break/>
      <text:list text:style-name="LFO2" text:continue-numbering="true">
        <text:list-item>
          <text:p text:style-name="P172"><text:span text:style-name="T173">Node.js 18+</text:span></text:p>
        </text:list-item>
        <text:list-item>
          <text:p text:style-name="P174"><text:span text:style-name="T175">Gemini API Key</text:span><text:span text:style-name="T176"><text:s/>(Get one from Google AI Studio)</text:span></text:p>
        </text:list-item>
        <text:list-item>
          <text:p text:style-name="P177"><text:span text:style-name="T178">(Optional)<text:s/></text:span><text:span text:style-name="T179">Python 3.11</text:span><text:span text:style-name="T180"><text:s/>(only needed for local export testing)</text:span></text:p>
        </text:list-item>
      </text:list>
      <text:h text:style-name="P181" text:outline-level="3">1. Clone the Repository</text:h>
      <text:p text:style-name="P182">Bash</text:p>
      <text:p text:style-name="P183">git clone [https://github.com/iamkajalbiswas/VectorOps-Assist](https://github.com/iamkajalbiswas/VectorOps-Assist)</text:p>
      <text:p text:style-name="P184">cd VectorOps-Assist</text:p>
      <text:h text:style-name="P185" text:outline-level="3">2. Install Dependencies</text:h>
      <text:p text:style-name="P186">Bash</text:p>
      <text:p text:style-name="P187">npm install</text:p>
      <text:h text:style-name="P188" text:outline-level="3">3. Configure Environment</text:h>
      <text:p text:style-name="P189"><text:span text:style-name="T190">Create a<text:s/></text:span><text:span text:style-name="T191">.env</text:span><text:span text:style-name="T192"><text:s/>file in the root directory and add your API key:</text:span></text:p>
      <text:p text:style-name="P193">Bash</text:p>
      <text:p text:style-name="P194">API_KEY=your_gemini_api_key_here</text:p>
      <text:h text:style-name="P195" text:outline-level="3">4. Start the Workbench</text:h>
      <text:p text:style-name="P196">Bash</text:p>
      <text:p text:style-name="P197">npm start</text:p>
      <text:p text:style-name="P198"><text:span text:style-name="T199">Open your browser to:<text:s/></text:span><text:span text:style-name="T200">http://localhost:8080</text:span></text:p>
      <text:p text:style-name="P201"><text:span text:style-name="T202"><draw:custom-shape svg:x="0in" svg:y="0in" svg:width="0in" svg:height="0.0208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203" text:outline-level="2"><text:span text:style-name="T204">🧪</text:span><text:span text:style-name="T205"><text:s/>Usage Guide</text:span></text:h>
      <text:p text:style-name="P206">Once the workbench is running:</text:p>
      <text:list text:style-name="LFO3" text:continue-numbering="true">
        <text:list-item>
          <text:p text:style-name="P207"><text:span text:style-name="T208">Initialize System:</text:span><text:span text:style-name="T209"><text:s/>Run the first few cells to load imports, the logging system, and the Mock Backend.</text:span></text:p>
        </text:list-item>
        <text:list-item>
          <text:p text:style-name="P210"><text:span text:style-name="T211">Test Tier 1:</text:span><text:span text:style-name="T212"><text:s/>Use the demo cell to send simple queries (e.g., "cancel order") and watch the Rule Engine reply instantly.</text:span></text:p>
        </text:list-item>
        <text:list-item>
          <text:p text:style-name="P213"><text:span text:style-name="T214">Test Tier 2:</text:span><text:span text:style-name="T215"><text:s/>Run the VectorOps Agent cells. Send complex queries (e.g., "My order #123 is broken, can I get a refund?").</text:span></text:p>
          <text:list text:continue-numbering="true">
            <text:list-item>
              <text:p text:style-name="P216"><text:span text:style-name="T217">Observe:</text:span><text:span text:style-name="T218"><text:s/>The agent will reason, call the<text:s/></text:span><text:span text:style-name="T219">check_refund</text:span><text:span text:style-name="T220"><text:s/>tool, and give a final answer.</text:span></text:p>
            </text:list-item>
          </text:list>
        </text:list-item>
        <text:list-item>
          <text:p text:style-name="P221"><text:span text:style-name="T222">Evaluation:</text:span><text:span text:style-name="T223"><text:s/>Run the comparison cell to see side-by-side outputs of Rule-based vs. Hybrid Agent.</text:span></text:p>
        </text:list-item>
        <text:list-item>
          <text:p text:style-name="P224"><text:span text:style-name="T225">Deploy:</text:span><text:span text:style-name="T226"><text:s/>Run the final cell to generate<text:s/></text:span><text:span text:style-name="T227">server.py</text:span><text:span text:style-name="T228"><text:s/>and<text:s/></text:span><text:span text:style-name="T229">Dockerfile</text:span><text:span text:style-name="T230">.</text:span></text:p>
        </text:list-item>
      </text:list>
      <text:h text:style-name="P231" text:outline-level="2"><text:span text:style-name="T232">📊</text:span><text:span text:style-name="T233"><text:s/>Key Features</text:span></text:h>
      <text:soft-page-break/>
      <text:list text:style-name="LFO4" text:continue-numbering="true">
        <text:list-item>
          <text:p text:style-name="P234"><text:span text:style-name="T235">✅</text:span><text:span text:style-name="T236"><text:s/></text:span><text:span text:style-name="T237">Hybrid Tier-1/Tier-2 Routing:</text:span><text:span text:style-name="T238"><text:s/>Automatically routes queries to the most efficient solver.</text:span></text:p>
        </text:list-item>
        <text:list-item>
          <text:p text:style-name="P239"><text:span text:style-name="T240">✅</text:span><text:span text:style-name="T241"><text:s/></text:span><text:span text:style-name="T242">Deep Reasoning:</text:span><text:span text:style-name="T243"><text:s/>Uses ReAct patterns for complex problem solving.</text:span></text:p>
        </text:list-item>
        <text:list-item>
          <text:p text:style-name="P244"><text:span text:style-name="T245">✅</text:span><text:span text:style-name="T246"><text:s/></text:span><text:span text:style-name="T247">Safe Function Calling:</text:span><text:span text:style-name="T248"><text:s/>Business logic is handled by code, not LLM hallucination.</text:span></text:p>
        </text:list-item>
        <text:list-item>
          <text:p text:style-name="P249"><text:span text:style-name="T250">✅</text:span><text:span text:style-name="T251"><text:s/></text:span><text:span text:style-name="T252">Context-Aware Memory:</text:span><text:span text:style-name="T253"><text:s/>Summarizes conversation history to save tokens.</text:span></text:p>
        </text:list-item>
        <text:list-item>
          <text:p text:style-name="P254"><text:span text:style-name="T255">✅</text:span><text:span text:style-name="T256"><text:s/></text:span><text:span text:style-name="T257">Auto-Deployment:</text:span><text:span text:style-name="T258"><text:s/>Exports logic directly to production-ready containers.</text:span></text:p>
        </text:list-item>
      </text:list>
      <text:p text:style-name="P259"><text:span text:style-name="T260"><draw:custom-shape svg:x="0in" svg:y="0in" svg:width="0in" svg:height="0.02083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261" text:outline-level="2"><text:span text:style-name="T262">🗺</text:span><text:span text:style-name="T263">️ Roadmap</text:span></text:h>
      <text:list text:style-name="LFO5" text:continue-numbering="true">
        <text:list-item>
          <text:p text:style-name="P264"><text:span text:style-name="T265">[ ]<text:s/></text:span><text:span text:style-name="T266">MCP Protocol Support:</text:span><text:span text:style-name="T267"><text:s/>Full implementation of Model Context Protocol.</text:span></text:p>
        </text:list-item>
        <text:list-item>
          <text:p text:style-name="P268"><text:span text:style-name="T269">[ ]<text:s/></text:span><text:span text:style-name="T270">Multi-Agent Handoff:</text:span><text:span text:style-name="T271"><text:s/>Specialized agents for Billing vs. Tech Support.</text:span></text:p>
        </text:list-item>
        <text:list-item>
          <text:p text:style-name="P272"><text:span text:style-name="T273">[ ]<text:s/></text:span><text:span text:style-name="T274">Analytics Dashboard:</text:span><text:span text:style-name="T275"><text:s/>Visual metrics for Tier 1 vs. Tier 2 usage.</text:span></text:p>
        </text:list-item>
        <text:list-item>
          <text:p text:style-name="P276"><text:span text:style-name="T277">[ ]<text:s/></text:span><text:span text:style-name="T278">Kubernetes Templates:</text:span><text:span text:style-name="T279"><text:s/>Helm charts for enterprise deployment.</text:span></text:p>
        </text:list-item>
        <text:list-item>
          <text:p text:style-name="P280"><text:span text:style-name="T281">[ ]<text:s/></text:span><text:span text:style-name="T282">Plugin Marketplace:</text:span><text:span text:style-name="T283"><text:s/>Drag-and-drop support tools.</text:span></text:p>
        </text:list-item>
      </text:list>
      <text:p text:style-name="P284"><text:span text:style-name="T285"><draw:custom-shape svg:x="0in" svg:y="0in" svg:width="0in" svg:height="0.02083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286" text:outline-level="2"><text:span text:style-name="T287">🤝</text:span><text:span text:style-name="T288"><text:s/>Contributing</text:span></text:h>
      <text:p text:style-name="P289">Contributions are welcome! Please fork the repository and submit a pull request for any new tools, UI improvements, or logic enhancements.</text:p>
      <text:h text:style-name="P290" text:outline-level="2"><text:span text:style-name="T291">📄</text:span><text:span text:style-name="T292"><text:s/>License</text:span></text:h>
      <text:p text:style-name="P293"><text:span text:style-name="T294">Distributed under the MIT License. See<text:s/></text:span><text:span text:style-name="T295">LICENSE</text:span><text:span text:style-name="T296"><text:s/>for more information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Vrind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N" style:language-complex="bn" style:country-complex="IN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N" style:language-complex="bn" style:country-complex="IN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style:language-complex="bn" style:country-complex="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style:language-complex="bn" style:country-complex="IN" fo:hyphenate="false"/>
    </style:style>
    <style:style style:name="ng-tns-c2179167942-122" style:display-name="ng-tns-c2179167942-122" style:family="text" style:parent-style-name="DefaultParagraphFon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 style:language-complex="bn" style:country-complex="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built_in" style:display-name="hljs-built_in" style:family="text" style:parent-style-name="DefaultParagraphFont"/>
    <style:style style:name="ng-tns-c2179167942-123" style:display-name="ng-tns-c2179167942-123" style:family="text" style:parent-style-name="DefaultParagraphFont"/>
    <style:style style:name="ng-tns-c2179167942-124" style:display-name="ng-tns-c2179167942-124" style:family="text" style:parent-style-name="DefaultParagraphFont"/>
    <style:style style:name="ng-tns-c2179167942-125" style:display-name="ng-tns-c2179167942-125" style:family="text" style:parent-style-name="DefaultParagraphFont"/>
    <style:style style:name="ng-tns-c2179167942-121" style:display-name="ng-tns-c2179167942-121" style:family="text" style:parent-style-name="DefaultParagraphFont"/>
    <style:style style:name="hljs-section" style:display-name="hljs-section" style:family="text" style:parent-style-name="DefaultParagraphFont"/>
    <style:style style:name="hljs-strong" style:display-name="hljs-strong" style:family="text" style:parent-style-name="DefaultParagraphFont"/>
    <style:style style:name="hljs-string" style:display-name="hljs-string" style:family="text" style:parent-style-name="DefaultParagraphFont"/>
    <style:style style:name="hljs-link" style:display-name="hljs-link" style:family="text" style:parent-style-name="DefaultParagraphFont"/>
    <style:style style:name="hljs-bullet" style:display-name="hljs-bullet" style:family="text" style:parent-style-name="DefaultParagraphFont"/>
    <style:style style:name="hljs-code" style:display-name="hljs-cod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JAL</meta:initial-creator>
    <dc:creator>KAJAL</dc:creator>
    <meta:creation-date>2025-11-23T07:30:00Z</meta:creation-date>
    <dc:date>2025-11-23T07:30:00Z</dc:date>
    <meta:template xlink:href="Normal" xlink:type="simple"/>
    <meta:editing-cycles>2</meta:editing-cycles>
    <meta:editing-duration>PT60S</meta:editing-duration>
    <meta:document-statistic meta:page-count="8" meta:paragraph-count="20" meta:word-count="1499" meta:character-count="10025" meta:row-count="71" meta:non-whitespace-character-count="8546"/>
  </office:meta>
</office:document-meta>
</file>